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Arial Narrow1" svg:font-family="'Arial Narrow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2cm"/>
    </style:style>
    <style:style style:name="co2" style:family="table-column">
      <style:table-column-properties fo:break-before="auto" style:column-width="2.471cm"/>
    </style:style>
    <style:style style:name="co3" style:family="table-column">
      <style:table-column-properties fo:break-before="auto" style:column-width="2.221cm"/>
    </style:style>
    <style:style style:name="co4" style:family="table-column">
      <style:table-column-properties fo:break-before="auto" style:column-width="12cm"/>
    </style:style>
    <style:style style:name="co5" style:family="table-column">
      <style:table-column-properties fo:break-before="auto" style:column-width="2.44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2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74pt solid #000000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Номер</text:p>
            <text:p>группы</text:p>
            <text:p>требований</text:p>
          </table:table-cell>
          <table:table-cell table:style-name="ce1" office:value-type="string" calcext:value-type="string">
            <text:p>Номер</text:p>
            <text:p>Требований</text:p>
            <text:p>в группе</text:p>
          </table:table-cell>
          <table:table-cell table:style-name="ce1" office:value-type="string" calcext:value-type="string">
            <text:p>Приоритет</text:p>
            <text:p>Группы</text:p>
          </table:table-cell>
          <table:table-cell table:style-name="ce4" office:value-type="string" calcext:value-type="string">
            <text:p>Описание требования</text:p>
          </table:table-cell>
          <table:table-cell table:style-name="ce1" office:value-type="string" calcext:value-type="string">
            <text:p>Приоритет</text:p>
            <text:p>требования</text:p>
            <text:p>в группе</text:p>
          </table:table-cell>
          <table:table-cell table:style-name="ce1" office:value-type="string" calcext:value-type="string">
            <text:p>Примечание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 table:number-columns-spanned="3" table:number-rows-spanned="1">
            <text:p>Требования к процессу «Реализация элементов»</text:p>
          </table:table-cell>
          <table:covered-table-cell table:style-name="ce1"/>
          <table:covered-table-cell table:style-name="ce6"/>
          <table:table-cell table:style-name="ce10" table:number-columns-repeated="2"/>
        </table:table-row>
        <table:table-row table:style-name="ro3"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7" office:value-type="string" calcext:value-type="string">
            <text:p>Финансы на реализацию АСОИ выделяются тремя частями: <text:s text:c="2"/>40%,20%, 40%</text:p>
          </table:table-cell>
          <table:table-cell table:style-name="ce10" table:number-columns-repeated="2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 table:number-columns-spanned="3" table:number-rows-spanned="1">
            <text:p>Требования к процессу «Проектирование архитектуры»</text:p>
          </table:table-cell>
          <table:covered-table-cell table:style-name="ce1"/>
          <table:covered-table-cell table:style-name="ce6"/>
          <table:table-cell table:style-name="ce10" table:number-columns-repeated="2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string" calcext:value-type="string">
            <text:p>Время выполнения процесса «Проектирование архитектуры» не учитывается, выполняет разработчик проекта</text:p>
          </table:table-cell>
          <table:table-cell table:style-name="ce10" table:number-columns-repeated="2"/>
        </table:table-row>
        <table:table-row table:style-name="ro3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7" office:value-type="string" calcext:value-type="string">
            <text:p>Стоимость выполнения процесса «Проектирование архитектуры» не учитывается, выполняет разработчик проекта</text:p>
          </table:table-cell>
          <table:table-cell table:style-name="ce10" table:number-columns-repeated="2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 table:number-columns-spanned="3" table:number-rows-spanned="1">
            <text:p>Требования к процессу «Сборка»</text:p>
          </table:table-cell>
          <table:covered-table-cell table:style-name="ce1"/>
          <table:covered-table-cell table:style-name="ce6"/>
          <table:table-cell table:style-name="ce10" table:number-columns-repeated="2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string" calcext:value-type="string">
            <text:p>Время реализации процесса «Сборка» очереди АСОИ 4% от времени реализации очереди <text:s/>АСОИ</text:p>
          </table:table-cell>
          <table:table-cell table:style-name="ce10" table:number-columns-repeated="2"/>
        </table:table-row>
        <table:table-row table:style-name="ro3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7" office:value-type="string" calcext:value-type="string">
            <text:p>Стоимость процесса «Сборка» очереди АСОИ – не учитывается, выполняются за счет средств <text:s/>разработчика проекта</text:p>
          </table:table-cell>
          <table:table-cell table:style-name="ce10" table:number-columns-repeated="2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 table:number-columns-spanned="3" table:number-rows-spanned="1">
            <text:p>Требования к процессу «Испытания»</text:p>
          </table:table-cell>
          <table:covered-table-cell table:style-name="ce1"/>
          <table:covered-table-cell table:style-name="ce6"/>
          <table:table-cell table:style-name="ce10" table:number-columns-repeated="2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string" calcext:value-type="string">
            <text:p>Стоимость процесса «Сборка» очереди АСОИ – не учитывается, выполняются за счет средств <text:s/>разработчика проекта</text:p>
          </table:table-cell>
          <table:table-cell table:style-name="ce10" table:number-columns-repeated="2"/>
        </table:table-row>
        <table:table-row table:style-name="ro3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7" office:value-type="string" calcext:value-type="string">
            <text:p>Стоимость процесса «Испытание» очереди АСОИ – не учитывается, выполняются за счет средств <text:s/>разработчика проекта</text:p>
          </table:table-cell>
          <table:table-cell table:style-name="ce10" table:number-columns-repeated="2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 table:number-columns-spanned="3" table:number-rows-spanned="1">
            <text:p>Требования к процессу «Ввод в действие»</text:p>
          </table:table-cell>
          <table:covered-table-cell table:style-name="ce1"/>
          <table:covered-table-cell table:style-name="ce6"/>
          <table:table-cell table:style-name="ce10" table:number-columns-repeated="2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string" calcext:value-type="string">
            <text:p>Время реализации процесса «Ввод в действие» очереди АСОИ 4% от времени реализации очереди <text:s/>АСОИ</text:p>
          </table:table-cell>
          <table:table-cell table:style-name="ce10" table:number-columns-repeated="2"/>
        </table:table-row>
        <table:table-row table:style-name="ro3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7" office:value-type="string" calcext:value-type="string">
            <text:p>Стоимость процесса «Ввод в действие» очереди АСОИ – не учитывается, выполняются за счет средств <text:s/>разработчика проекта</text:p>
          </table:table-cell>
          <table:table-cell table:style-name="ce10" table:number-columns-repeated="2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 table:number-columns-spanned="3" table:number-rows-spanned="1">
            <text:p>Требования к процессу «Приемка»</text:p>
          </table:table-cell>
          <table:covered-table-cell table:style-name="ce1"/>
          <table:covered-table-cell table:style-name="ce6"/>
          <table:table-cell table:style-name="ce10" table:number-columns-repeated="2"/>
        </table:table-row>
        <table:table-row table:style-name="ro3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7" office:value-type="string" calcext:value-type="string">
            <text:p>Время реализации процесса «Приемка» очереди АСОИ 4% от времени реализации очереди <text:s/>АСОИ</text:p>
          </table:table-cell>
          <table:table-cell table:style-name="ce10" table:number-columns-repeated="2"/>
        </table:table-row>
        <table:table-row table:style-name="ro3"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7" office:value-type="string" calcext:value-type="string">
            <text:p>Стоимость процесса «Приемка» очереди АСОИ – не учитывается, выполняются за счет средств <text:s/>разработчика проекта</text:p>
          </table:table-cell>
          <table:table-cell table:style-name="ce10" table:number-columns-repeated="2"/>
        </table:table-row>
        <table:table-row table:style-name="ro2" table:number-rows-repeated="104855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Arial Narrow1" svg:font-family="'Arial Narrow'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1T19:10:51.036000000</dc:date>
    <meta:editing-duration>PT10M10S</meta:editing-duration>
    <meta:editing-cycles>2</meta:editing-cycles>
    <meta:generator>LibreOffice/7.3.0.3$Windows_X86_64 LibreOffice_project/0f246aa12d0eee4a0f7adcefbf7c878fc2238db3</meta:generator>
    <meta:document-statistic meta:table-count="1" meta:cell-count="46" meta:object-count="0"/>
  </office:meta>
</office:document-meta>
</file>